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448ad" officeooo:paragraph-rsid="001448ad"/>
    </style:style>
    <style:style style:name="P2" style:family="paragraph" style:parent-style-name="Standard" style:list-style-name="L1">
      <style:text-properties fo:language="en" fo:country="US" officeooo:rsid="001448ad" officeooo:paragraph-rsid="001a2d80"/>
    </style:style>
    <style:style style:name="P3" style:family="paragraph" style:parent-style-name="Standard" style:list-style-name="L1">
      <style:text-properties fo:language="en" fo:country="US" officeooo:rsid="001448ad" officeooo:paragraph-rsid="001af103"/>
    </style:style>
    <style:style style:name="P4" style:family="paragraph" style:parent-style-name="Standard" style:list-style-name="L2">
      <style:text-properties fo:language="en" fo:country="US" officeooo:rsid="001448ad" officeooo:paragraph-rsid="001af103"/>
    </style:style>
    <style:style style:name="P5" style:family="paragraph" style:parent-style-name="Standard" style:list-style-name="L1">
      <style:text-properties fo:language="en" fo:country="US" officeooo:rsid="001af103" officeooo:paragraph-rsid="001af103"/>
    </style:style>
    <style:style style:name="P6" style:family="paragraph" style:parent-style-name="Standard">
      <style:text-properties fo:language="en" fo:country="US" officeooo:rsid="001af103" officeooo:paragraph-rsid="001af103"/>
    </style:style>
    <style:style style:name="P7" style:family="paragraph" style:parent-style-name="Standard">
      <style:text-properties fo:language="en" fo:country="US" fo:font-weight="bold" officeooo:rsid="001993f2" officeooo:paragraph-rsid="001993f2" style:font-weight-asian="bold" style:font-weight-complex="bold"/>
    </style:style>
    <style:style style:name="P8" style:family="paragraph" style:parent-style-name="Standard" style:list-style-name="L2">
      <style:text-properties officeooo:paragraph-rsid="001af103"/>
    </style:style>
    <style:style style:name="P9" style:family="paragraph" style:parent-style-name="Standard" style:list-style-name="L2">
      <style:text-properties officeooo:rsid="001b3928" officeooo:paragraph-rsid="001b3928"/>
    </style:style>
    <style:style style:name="T1" style:family="text">
      <style:text-properties officeooo:rsid="001448ad"/>
    </style:style>
    <style:style style:name="T2" style:family="text">
      <style:text-properties officeooo:rsid="0014768d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1448ad"/>
    </style:style>
    <style:style style:name="T5" style:family="text">
      <style:text-properties fo:language="en" fo:country="US" officeooo:rsid="001af103"/>
    </style:style>
    <style:style style:name="T6" style:family="text">
      <style:text-properties fo:language="en" fo:country="US" officeooo:rsid="001c9bcb"/>
    </style:style>
    <style:style style:name="T7" style:family="text">
      <style:text-properties fo:language="en" fo:country="US" officeooo:rsid="001d29b2"/>
    </style:style>
    <style:style style:name="T8" style:family="text">
      <style:text-properties fo:background-color="#ffff00" loext:char-shading-value="0"/>
    </style:style>
    <style:style style:name="T9" style:family="text">
      <style:text-properties officeooo:rsid="0018779f" fo:background-color="#ffff00" loext:char-shading-value="0"/>
    </style:style>
    <style:style style:name="T10" style:family="text">
      <style:text-properties officeooo:rsid="001af103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1d29b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<text:span text:style-name="T8">Dialogue moves : <text:s/></text:span><text:span text:style-name="T9">Add the citations for the behaviour</text:span></text:p>
      <text:p text:style-name="P7">The rules for dominant behavior:</text:p>
      <text:list xml:id="list6125673155446859805" text:style-name="L1">
        <text:list-item>
          <text:p text:style-name="P5">The dominant <text:tab/>ag<text:span text:style-name="T12">n</text:span>et direct the conversation in order to satify his preferences.</text:p>
        </text:list-item>
        <text:list-item>
          <text:p text:style-name="P2"><text:span text:style-name="T10">T</text:span>he <text:s/>agent proposes the user preferred value only if it meets its preferences.</text:p>
        </text:list-item>
        <text:list-item>
          <text:p text:style-name="P3"><text:span text:style-name="T10">T</text:span>he <text:s/>agent accepts a <text:s/>proposals only if it meets its preferences.</text:p>
        </text:list-item>
        <text:list-item>
          <text:p text:style-name="P3">The agent is able to express several times the same statement or a proposal, if this later is its most preferred value.</text:p>
        </text:list-item>
        <text:list-item>
          <text:p text:style-name="P5">The agent is <text:span text:style-name="T1">able to express a reject if a value is not preferred, or it counter proposes a more preferred value.</text:span></text:p>
        </text:list-item>
        <text:list-item>
          <text:p text:style-name="P5">The agent opens the negotiation on new criteria by stating its preferences or proposes to choose what he likes.</text:p>
        </text:list-item>
      </text:list>
      <text:p text:style-name="P6"/>
      <text:p text:style-name="P6"><text:span text:style-name="T11">The rules for a submissive behavior :</text:span> </text:p>
      <text:list xml:id="list1219573096730867865" text:style-name="L2">
        <text:list-item>
          <text:p text:style-name="P8"><text:span text:style-name="T4">a submissive agent directs the dialogue in order to satisfy the user preferences at the expense of its preferences. </text:span></text:p>
        </text:list-item>
        <text:list-item>
          <text:p text:style-name="P4">the agent expresses its preferences only if the user ask him <text:span text:style-name="T10">to.</text:span></text:p>
        </text:list-item>
        <text:list-item>
          <text:p text:style-name="P8"><text:span text:style-name="T5">T</text:span><text:span text:style-name="T4">h</text:span><text:span text:style-name="T7">e</text:span><text:span text:style-name="T4"> agent proposes directly a value if its is stated by the user.</text:span></text:p>
        </text:list-item>
        <text:list-item>
          <text:p text:style-name="P8"><text:span text:style-name="T5">The agent o</text:span><text:span text:style-name="T4">pen</text:span><text:span text:style-name="T5">s </text:span><text:span text:style-name="T4">a negotiation about a new criterion </text:span><text:span text:style-name="T5">in order to </text:span><text:span text:style-name="T4">collect more knowledge about the user preferences. Thus, it asks the user about his preferences on the new criterion.</text:span></text:p>
        </text:list-item>
        <text:list-item>
          <text:p text:style-name="P9"><text:span text:style-name="T4">T</text:span><text:span text:style-name="T3">he submissive agent express a reject by using the statePreference utterance in order to explain that </text:span><text:span text:style-name="T4"><text:s/>he </text:span><text:span text:style-name="T6">doesn't</text:span><text:span text:style-name="T4"> like the proposal rather than a clear reject. </text:span></text:p>
        </text:list-item>
      </text:list>
      <text:p text:style-name="P1"></text:p>
      <text:p text:style-name="P1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3T13:37:57.969711547</meta:creation-date>
    <dc:date>2016-05-03T18:27:54.234810544</dc:date>
    <meta:editing-duration>PT2H19M10S</meta:editing-duration>
    <meta:editing-cycles>10</meta:editing-cycles>
    <meta:generator>LibreOffice/4.2.8.2$Linux_X86_64 LibreOffice_project/420m0$Build-2</meta:generator>
    <meta:document-statistic meta:table-count="0" meta:image-count="0" meta:object-count="0" meta:page-count="1" meta:paragraph-count="16" meta:word-count="233" meta:character-count="1307" meta:non-whitespace-character-count="1082"/>
  </office:meta>
</office:document-meta>
</file>